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89cm"/>
    </style:style>
    <style:style style:name="co2" style:family="table-column">
      <style:table-column-properties fo:break-before="auto" style:column-width="4.237cm"/>
    </style:style>
    <style:style style:name="co3" style:family="table-column">
      <style:table-column-properties fo:break-before="auto" style:column-width="1.258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335cm"/>
    </style:style>
    <style:style style:name="co6" style:family="table-column">
      <style:table-column-properties fo:break-before="auto" style:column-width="1.374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23"/>
    <style:style style:name="ce2" style:family="table-cell" style:parent-style-name="Default" style:data-style-name="N2"/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number-columns-repeated="3" table:default-cell-style-name="Default"/>
        <table:table-column table:style-name="co6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fumier</text:p>
          </table:table-cell>
          <table:table-cell table:number-columns-repeated="5"/>
          <table:table-cell office:value-type="string" calcext:value-type="string">
            <text:p>s.u. 10</text:p>
          </table:table-cell>
          <table:table-cell table:number-columns-repeated="7"/>
          <table:table-cell office:value-type="string" calcext:value-type="string">
            <text:p>s.u. 20</text:p>
          </table:table-cell>
          <table:table-cell table:number-columns-repeated="8"/>
          <table:table-cell office:value-type="string" calcext:value-type="string">
            <text:p>s.u. 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TR 1</text:p>
          </table:table-cell>
          <table:table-cell office:value-type="string" calcext:value-type="string">
            <text:p>ETR 2</text:p>
          </table:table-cell>
          <table:table-cell office:value-type="string" calcext:value-type="string">
            <text:p>ETR 3</text:p>
          </table:table-cell>
          <table:table-cell office:value-type="string" calcext:value-type="string">
            <text:p>ETR 4</text:p>
          </table:table-cell>
          <table:table-cell office:value-type="string" calcext:value-type="string">
            <text:p>ETR 5</text:p>
          </table:table-cell>
          <table:table-cell office:value-type="string" calcext:value-type="string">
            <text:p>ETR 6</text:p>
          </table:table-cell>
          <table:table-cell office:value-type="string" calcext:value-type="string">
            <text:p>10-526</text:p>
          </table:table-cell>
          <table:table-cell office:value-type="string" calcext:value-type="string">
            <text:p>10-527</text:p>
          </table:table-cell>
          <table:table-cell office:value-type="string" calcext:value-type="string">
            <text:p>10-528</text:p>
          </table:table-cell>
          <table:table-cell office:value-type="string" calcext:value-type="string">
            <text:p>10-529</text:p>
          </table:table-cell>
          <table:table-cell office:value-type="string" calcext:value-type="string">
            <text:p>10-556</text:p>
          </table:table-cell>
          <table:table-cell office:value-type="string" calcext:value-type="string">
            <text:p>10-557</text:p>
          </table:table-cell>
          <table:table-cell office:value-type="string" calcext:value-type="string">
            <text:p>10-558</text:p>
          </table:table-cell>
          <table:table-cell office:value-type="string" calcext:value-type="string">
            <text:p>10-559</text:p>
          </table:table-cell>
          <table:table-cell office:value-type="string" calcext:value-type="string">
            <text:p>20-496</text:p>
          </table:table-cell>
          <table:table-cell office:value-type="string" calcext:value-type="string">
            <text:p>20-526</text:p>
          </table:table-cell>
          <table:table-cell office:value-type="string" calcext:value-type="string">
            <text:p>20-527</text:p>
          </table:table-cell>
          <table:table-cell office:value-type="string" calcext:value-type="string">
            <text:p>20-528</text:p>
          </table:table-cell>
          <table:table-cell office:value-type="string" calcext:value-type="string">
            <text:p>20-529</text:p>
          </table:table-cell>
          <table:table-cell office:value-type="string" calcext:value-type="string">
            <text:p>20-556</text:p>
          </table:table-cell>
          <table:table-cell office:value-type="string" calcext:value-type="string">
            <text:p>20-557</text:p>
          </table:table-cell>
          <table:table-cell office:value-type="string" calcext:value-type="string">
            <text:p>20-558</text:p>
          </table:table-cell>
          <table:table-cell office:value-type="string" calcext:value-type="string">
            <text:p>20-559</text:p>
          </table:table-cell>
          <table:table-cell office:value-type="string" calcext:value-type="string">
            <text:p>53-436-6</text:p>
          </table:table-cell>
          <table:table-cell office:value-type="string" calcext:value-type="string">
            <text:p>53-436-7</text:p>
          </table:table-cell>
          <table:table-cell office:value-type="string" calcext:value-type="string">
            <text:p>53-436-8</text:p>
          </table:table-cell>
          <table:table-cell office:value-type="string" calcext:value-type="string">
            <text:p>53-437</text:p>
          </table:table-cell>
          <table:table-cell office:value-type="string" calcext:value-type="string">
            <text:p>53-438</text:p>
          </table:table-cell>
          <table:table-cell office:value-type="string" calcext:value-type="string">
            <text:p>53-467</text:p>
          </table:table-cell>
          <table:table-cell office:value-type="string" calcext:value-type="string">
            <text:p>53-468</text:p>
          </table:table-cell>
          <table:table-cell office:value-type="string" calcext:value-type="string">
            <text:p>53-469</text:p>
          </table:table-cell>
        </table:table-row>
        <table:table-row table:style-name="ro1">
          <table:table-cell office:value-type="string" calcext:value-type="string">
            <text:p>Inflorescence</text:p>
          </table:table-cell>
          <table:table-cell office:value-type="string" calcext:value-type="string">
            <text:p>Elongate echinat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dritic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f/culm</text:p>
          </table:table-cell>
          <table:table-cell office:value-type="string" calcext:value-type="string">
            <text:p>Elongate psilate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Elongate non-psilat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ylobat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iylobat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ndel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add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allelepiped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apeziform</text:p>
          </table:table-cell>
          <table:table-cell office:value-type="float" office:value="171" calcext:value-type="float">
            <text:p>171</text:p>
          </table:table-cell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Trapeziform polylobat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peziform sinuat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ross</text:p>
          </table:table-cell>
          <table:table-cell table:number-columns-repeated="10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Hair ba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chom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om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late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lliform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achei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Woody dicot.</text:p>
          </table:table-cell>
          <table:table-cell office:value-type="string" calcext:value-type="string">
            <text:p>Globula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obular granulat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lop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cot.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Unidentified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Diatom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llen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Spiculae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herulites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2192" calcext:value-type="float">
            <text:p>2192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Silica Skeleton</text:p>
          </table:table-cell>
          <table:table-cell office:value-type="string" calcext:value-type="string">
            <text:p>Lea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eaf/cul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florescence</text:p>
          </table:table-cell>
          <table:table-cell table:number-columns-repeated="30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af Dicot.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 cell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TOT</text:p>
          </table:table-cell>
          <table:table-cell office:value-type="float" office:value="351" calcext:value-type="float">
            <text:p>351</text:p>
          </table:table-cell>
          <table:table-cell office:value-type="float" office:value="339" calcext:value-type="float">
            <text:p>339</text:p>
          </table:table-cell>
          <table:table-cell office:value-type="float" office:value="202" calcext:value-type="float">
            <text:p>202</text:p>
          </table:table-cell>
          <table:table-cell office:value-type="float" office:value="73" calcext:value-type="float">
            <text:p>73</text:p>
          </table:table-cell>
          <table:table-cell office:value-type="float" office:value="296" calcext:value-type="float">
            <text:p>296</text:p>
          </table:table-cell>
          <table:table-cell office:value-type="float" office:value="262" calcext:value-type="float">
            <text:p>262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47" calcext:value-type="float">
            <text:p>347</text:p>
          </table:table-cell>
          <table:table-cell office:value-type="float" office:value="402" calcext:value-type="float">
            <text:p>402</text:p>
          </table:table-cell>
          <table:table-cell office:value-type="float" office:value="352" calcext:value-type="float">
            <text:p>352</text:p>
          </table:table-cell>
          <table:table-cell office:value-type="float" office:value="357" calcext:value-type="float">
            <text:p>357</text:p>
          </table:table-cell>
          <table:table-cell office:value-type="float" office:value="364" calcext:value-type="float">
            <text:p>364</text:p>
          </table:table-cell>
          <table:table-cell office:value-type="float" office:value="394" calcext:value-type="float">
            <text:p>394</text:p>
          </table:table-cell>
          <table:table-cell office:value-type="float" office:value="371" calcext:value-type="float">
            <text:p>371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272" calcext:value-type="float">
            <text:p>272</text:p>
          </table:table-cell>
          <table:table-cell office:value-type="float" office:value="360" calcext:value-type="float">
            <text:p>360</text:p>
          </table:table-cell>
          <table:table-cell office:value-type="float" office:value="353" calcext:value-type="float">
            <text:p>353</text:p>
          </table:table-cell>
          <table:table-cell office:value-type="float" office:value="345" calcext:value-type="float">
            <text:p>345</text:p>
          </table:table-cell>
          <table:table-cell office:value-type="float" office:value="369" calcext:value-type="float">
            <text:p>369</text:p>
          </table:table-cell>
          <table:table-cell office:value-type="float" office:value="354" calcext:value-type="float">
            <text:p>354</text:p>
          </table:table-cell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359" calcext:value-type="float">
            <text:p>359</text:p>
          </table:table-cell>
          <table:table-cell office:value-type="float" office:value="351" calcext:value-type="float">
            <text:p>351</text:p>
          </table:table-cell>
          <table:table-cell office:value-type="float" office:value="358" calcext:value-type="float">
            <text:p>358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Fields counted (1 col. 60)</text:p>
          </table:table-cell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360" calcext:value-type="float">
            <text:p>360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float" office:value="295" calcext:value-type="float">
            <text:p>295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office:value-type="float" office:value="71" calcext:value-type="float">
            <text:p>71</text:p>
          </table:table-cell>
          <table:table-cell office:value-type="float" office:value="300" calcext:value-type="float">
            <text:p>30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string" calcext:value-type="string">
            <text:p>TOT + Unid</text:p>
          </table:table-cell>
          <table:table-cell office:value-type="float" office:value="393" calcext:value-type="float">
            <text:p>393</text:p>
          </table:table-cell>
          <table:table-cell office:value-type="float" office:value="352" calcext:value-type="float">
            <text:p>352</text:p>
          </table:table-cell>
          <table:table-cell office:value-type="float" office:value="212" calcext:value-type="float">
            <text:p>212</text:p>
          </table:table-cell>
          <table:table-cell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float" office:value="290" calcext:value-type="float">
            <text:p>290</text:p>
          </table:table-cell>
          <table:table-cell office:value-type="float" office:value="392" calcext:value-type="float">
            <text:p>392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432" calcext:value-type="float">
            <text:p>432</text:p>
          </table:table-cell>
          <table:table-cell office:value-type="float" office:value="388" calcext:value-type="float">
            <text:p>388</text:p>
          </table:table-cell>
          <table:table-cell office:value-type="float" office:value="357" calcext:value-type="float">
            <text:p>357</text:p>
          </table:table-cell>
          <table:table-cell office:value-type="float" office:value="364" calcext:value-type="float">
            <text:p>364</text:p>
          </table:table-cell>
          <table:table-cell office:value-type="float" office:value="422" calcext:value-type="float">
            <text:p>422</text:p>
          </table:table-cell>
          <table:table-cell office:value-type="float" office:value="397" calcext:value-type="float">
            <text:p>397</text:p>
          </table:table-cell>
          <table:table-cell office:value-type="float" office:value="349" calcext:value-type="float">
            <text:p>349</text:p>
          </table:table-cell>
          <table:table-cell office:value-type="float" office:value="375" calcext:value-type="float">
            <text:p>375</text:p>
          </table:table-cell>
          <table:table-cell office:value-type="float" office:value="355" calcext:value-type="float">
            <text:p>355</text:p>
          </table:table-cell>
          <table:table-cell office:value-type="float" office:value="371" calcext:value-type="float">
            <text:p>371</text:p>
          </table:table-cell>
          <table:table-cell office:value-type="float" office:value="368" calcext:value-type="float">
            <text:p>368</text:p>
          </table:table-cell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90" calcext:value-type="float">
            <text:p>390</text:p>
          </table:table-cell>
          <table:table-cell office:value-type="float" office:value="370" calcext:value-type="float">
            <text:p>370</text:p>
          </table:table-cell>
          <table:table-cell office:value-type="float" office:value="344" calcext:value-type="float">
            <text:p>344</text:p>
          </table:table-cell>
          <table:table-cell office:value-type="float" office:value="138" calcext:value-type="float">
            <text:p>138</text:p>
          </table:table-cell>
          <table:table-cell office:value-type="float" office:value="373" calcext:value-type="float">
            <text:p>373</text:p>
          </table:table-cell>
          <table:table-cell office:value-type="float" office:value="401" calcext:value-type="float">
            <text:p>401</text:p>
          </table:table-cell>
          <table:table-cell office:value-type="float" office:value="399" calcext:value-type="float">
            <text:p>399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</table:table-row>
      </table:table>
      <table:table table:name="extraction" table:style-name="ta1">
        <table:table-column table:style-name="co8" table:number-columns-repeated="2" table:default-cell-style-name="Default"/>
        <table:table-column table:style-name="co8" table:default-cell-style-name="ce2"/>
        <table:table-column table:style-name="co8" table:number-columns-repeated="9" table:default-cell-style-name="ce1"/>
        <table:table-column table:style-name="co8" table:default-cell-style-name="ce3"/>
        <table:table-row table:style-name="ro1">
          <table:table-cell/>
          <table:table-cell office:value-type="string" calcext:value-type="string">
            <text:p>ID</text:p>
          </table:table-cell>
          <table:table-cell table:style-name="Default" office:value-type="string" calcext:value-type="string">
            <text:p>sediment</text:p>
          </table:table-cell>
          <table:table-cell table:style-name="Default" office:value-type="string" calcext:value-type="string">
            <text:p>tube</text:p>
          </table:table-cell>
          <table:table-cell table:style-name="Default" office:value-type="string" calcext:value-type="string">
            <text:p>tube + AIF</text:p>
          </table:table-cell>
          <table:table-cell table:style-name="Default" office:value-type="string" calcext:value-type="string">
            <text:p>AIF</text:p>
          </table:table-cell>
          <table:table-cell table:style-name="Default" office:value-type="string" calcext:value-type="string">
            <text:p>vial</text:p>
          </table:table-cell>
          <table:table-cell table:style-name="Default" office:value-type="string" calcext:value-type="string">
            <text:p>vial + silicates</text:p>
          </table:table-cell>
          <table:table-cell table:style-name="Default" office:value-type="string" calcext:value-type="string">
            <text:p>silicates</text:p>
          </table:table-cell>
          <table:table-cell table:style-name="Default" office:value-type="string" calcext:value-type="string">
            <text:p>slide</text:p>
          </table:table-cell>
          <table:table-cell table:style-name="Default" office:value-type="string" calcext:value-type="string">
            <text:p>slide + phyto</text:p>
          </table:table-cell>
          <table:table-cell table:style-name="Default" office:value-type="string" calcext:value-type="string">
            <text:p>phyto</text:p>
          </table:table-cell>
          <table:table-cell table:style-name="Default" office:value-type="string" calcext:value-type="string">
            <text:p>concentration</text:p>
          </table:table-cell>
        </table:table-row>
        <table:table-row table:style-name="ro1">
          <table:table-cell office:value-type="string" calcext:value-type="string">
            <text:p>fumier</text:p>
          </table:table-cell>
          <table:table-cell office:value-type="string" calcext:value-type="string">
            <text:p>ETR 1</text:p>
          </table:table-cell>
          <table:table-cell table:style-name="ce1" office:value-type="float" office:value="8.7644" calcext:value-type="float">
            <text:p>8.7644</text:p>
          </table:table-cell>
          <table:table-cell office:value-type="float" office:value="12.4122" calcext:value-type="float">
            <text:p>12.4122</text:p>
          </table:table-cell>
          <table:table-cell office:value-type="float" office:value="15.3245" calcext:value-type="float">
            <text:p>15.3245</text:p>
          </table:table-cell>
          <table:table-cell office:value-type="float" office:value="2.9123" calcext:value-type="float">
            <text:p>2.9123</text:p>
          </table:table-cell>
          <table:table-cell office:value-type="float" office:value="9.6574" calcext:value-type="float">
            <text:p>9.6574</text:p>
          </table:table-cell>
          <table:table-cell office:value-type="float" office:value="9.7336" calcext:value-type="float">
            <text:p>9.7336</text:p>
          </table:table-cell>
          <table:table-cell office:value-type="float" office:value="0.0762" calcext:value-type="float">
            <text:p>0.0762</text:p>
          </table:table-cell>
          <table:table-cell office:value-type="float" office:value="4.6261" calcext:value-type="float">
            <text:p>4.6261</text:p>
          </table:table-cell>
          <table:table-cell office:value-type="float" office:value="4.6267" calcext:value-type="float">
            <text:p>4.6267</text:p>
          </table:table-cell>
          <table:table-cell office:value-type="float" office:value="0.0006" calcext:value-type="float">
            <text:p>0.0006</text:p>
          </table:table-cell>
          <table:table-cell office:value-type="float" office:value="609130" calcext:value-type="float">
            <text:p>609,130</text:p>
          </table:table-cell>
        </table:table-row>
        <table:table-row table:style-name="ro1">
          <table:table-cell/>
          <table:table-cell office:value-type="string" calcext:value-type="string">
            <text:p>ETR 2</text:p>
          </table:table-cell>
          <table:table-cell table:style-name="ce1" office:value-type="float" office:value="6.1291" calcext:value-type="float">
            <text:p>6.1291</text:p>
          </table:table-cell>
          <table:table-cell office:value-type="float" office:value="12.4689" calcext:value-type="float">
            <text:p>12.4689</text:p>
          </table:table-cell>
          <table:table-cell office:value-type="float" office:value="14.5601" calcext:value-type="float">
            <text:p>14.5601</text:p>
          </table:table-cell>
          <table:table-cell office:value-type="float" office:value="2.0912" calcext:value-type="float">
            <text:p>2.0912</text:p>
          </table:table-cell>
          <table:table-cell office:value-type="float" office:value="9.6879" calcext:value-type="float">
            <text:p>9.6879</text:p>
          </table:table-cell>
          <table:table-cell office:value-type="float" office:value="9.905" calcext:value-type="float">
            <text:p>9.9050</text:p>
          </table:table-cell>
          <table:table-cell office:value-type="float" office:value="0.2171" calcext:value-type="float">
            <text:p>0.2171</text:p>
          </table:table-cell>
          <table:table-cell office:value-type="float" office:value="4.624" calcext:value-type="float">
            <text:p>4.6240</text:p>
          </table:table-cell>
          <table:table-cell office:value-type="float" office:value="4.6247" calcext:value-type="float">
            <text:p>4.6247</text:p>
          </table:table-cell>
          <table:table-cell office:value-type="float" office:value="0.0007" calcext:value-type="float">
            <text:p>0.0007</text:p>
          </table:table-cell>
          <table:table-cell office:value-type="float" office:value="3799336" calcext:value-type="float">
            <text:p>3,799,336</text:p>
          </table:table-cell>
        </table:table-row>
        <table:table-row table:style-name="ro1">
          <table:table-cell/>
          <table:table-cell office:value-type="string" calcext:value-type="string">
            <text:p>ETR 3</text:p>
          </table:table-cell>
          <table:table-cell table:style-name="ce1" office:value-type="float" office:value="8.0809" calcext:value-type="float">
            <text:p>8.0809</text:p>
          </table:table-cell>
          <table:table-cell office:value-type="float" office:value="12.3814" calcext:value-type="float">
            <text:p>12.3814</text:p>
          </table:table-cell>
          <table:table-cell office:value-type="float" office:value="15.214" calcext:value-type="float">
            <text:p>15.2140</text:p>
          </table:table-cell>
          <table:table-cell office:value-type="float" office:value="2.8326" calcext:value-type="float">
            <text:p>2.8326</text:p>
          </table:table-cell>
          <table:table-cell office:value-type="float" office:value="9.5357" calcext:value-type="float">
            <text:p>9.5357</text:p>
          </table:table-cell>
          <table:table-cell office:value-type="float" office:value="9.8089" calcext:value-type="float">
            <text:p>9.8089</text:p>
          </table:table-cell>
          <table:table-cell office:value-type="float" office:value="0.2732" calcext:value-type="float">
            <text:p>0.2732</text:p>
          </table:table-cell>
          <table:table-cell office:value-type="float" office:value="4.6405" calcext:value-type="float">
            <text:p>4.6405</text:p>
          </table:table-cell>
          <table:table-cell office:value-type="float" office:value="4.641" calcext:value-type="float">
            <text:p>4.6410</text:p>
          </table:table-cell>
          <table:table-cell office:value-type="float" office:value="0.0005" calcext:value-type="float">
            <text:p>0.0005</text:p>
          </table:table-cell>
          <table:table-cell office:value-type="float" office:value="520833" calcext:value-type="float">
            <text:p>520,833</text:p>
          </table:table-cell>
        </table:table-row>
        <table:table-row table:style-name="ro1">
          <table:table-cell/>
          <table:table-cell office:value-type="string" calcext:value-type="string">
            <text:p>ETR 4</text:p>
          </table:table-cell>
          <table:table-cell table:style-name="ce1" office:value-type="float" office:value="6.7693" calcext:value-type="float">
            <text:p>6.7693</text:p>
          </table:table-cell>
          <table:table-cell office:value-type="float" office:value="12.4849" calcext:value-type="float">
            <text:p>12.4849</text:p>
          </table:table-cell>
          <table:table-cell office:value-type="float" office:value="15.4923" calcext:value-type="float">
            <text:p>15.4923</text:p>
          </table:table-cell>
          <table:table-cell office:value-type="float" office:value="3.0074" calcext:value-type="float">
            <text:p>3.0074</text:p>
          </table:table-cell>
          <table:table-cell office:value-type="float" office:value="9.7691" calcext:value-type="float">
            <text:p>9.7691</text:p>
          </table:table-cell>
          <table:table-cell office:value-type="float" office:value="10.3663" calcext:value-type="float">
            <text:p>10.3663</text:p>
          </table:table-cell>
          <table:table-cell office:value-type="float" office:value="0.5972" calcext:value-type="float">
            <text:p>0.5972</text:p>
          </table:table-cell>
          <table:table-cell office:value-type="float" office:value="4.5655" calcext:value-type="float">
            <text:p>4.5655</text:p>
          </table:table-cell>
          <table:table-cell office:value-type="float" office:value="4.566" calcext:value-type="float">
            <text:p>4.5660</text:p>
          </table:table-cell>
          <table:table-cell office:value-type="float" office:value="0.0005" calcext:value-type="float">
            <text:p>0.0005</text:p>
          </table:table-cell>
          <table:table-cell office:value-type="float" office:value="389481" calcext:value-type="float">
            <text:p>389,481</text:p>
          </table:table-cell>
        </table:table-row>
        <table:table-row table:style-name="ro1">
          <table:table-cell/>
          <table:table-cell office:value-type="string" calcext:value-type="string">
            <text:p>ETR 5</text:p>
          </table:table-cell>
          <table:table-cell table:style-name="ce1" office:value-type="float" office:value="6.869" calcext:value-type="float">
            <text:p>6.8690</text:p>
          </table:table-cell>
          <table:table-cell office:value-type="float" office:value="12.3244" calcext:value-type="float">
            <text:p>12.3244</text:p>
          </table:table-cell>
          <table:table-cell office:value-type="float" office:value="15.4132" calcext:value-type="float">
            <text:p>15.4132</text:p>
          </table:table-cell>
          <table:table-cell office:value-type="float" office:value="3.0888" calcext:value-type="float">
            <text:p>3.0888</text:p>
          </table:table-cell>
          <table:table-cell office:value-type="float" office:value="9.5539" calcext:value-type="float">
            <text:p>9.5539</text:p>
          </table:table-cell>
          <table:table-cell office:value-type="float" office:value="9.8092" calcext:value-type="float">
            <text:p>9.8092</text:p>
          </table:table-cell>
          <table:table-cell office:value-type="float" office:value="0.2553" calcext:value-type="float">
            <text:p>0.2553</text:p>
          </table:table-cell>
          <table:table-cell office:value-type="float" office:value="4.5027" calcext:value-type="float">
            <text:p>4.5027</text:p>
          </table:table-cell>
          <table:table-cell office:value-type="float" office:value="4.5034" calcext:value-type="float">
            <text:p>4.5034</text:p>
          </table:table-cell>
          <table:table-cell office:value-type="float" office:value="0.0007" calcext:value-type="float">
            <text:p>0.0007</text:p>
          </table:table-cell>
          <table:table-cell office:value-type="float" office:value="577472" calcext:value-type="float">
            <text:p>577,472</text:p>
          </table:table-cell>
        </table:table-row>
        <table:table-row table:style-name="ro1">
          <table:table-cell/>
          <table:table-cell office:value-type="string" calcext:value-type="string">
            <text:p>ETR 6</text:p>
          </table:table-cell>
          <table:table-cell table:style-name="ce1" office:value-type="float" office:value="8.175" calcext:value-type="float">
            <text:p>8.1750</text:p>
          </table:table-cell>
          <table:table-cell office:value-type="float" office:value="12.4173" calcext:value-type="float">
            <text:p>12.4173</text:p>
          </table:table-cell>
          <table:table-cell office:value-type="float" office:value="16.6609" calcext:value-type="float">
            <text:p>16.6609</text:p>
          </table:table-cell>
          <table:table-cell office:value-type="float" office:value="4.2436" calcext:value-type="float">
            <text:p>4.2436</text:p>
          </table:table-cell>
          <table:table-cell office:value-type="float" office:value="9.7166" calcext:value-type="float">
            <text:p>9.7166</text:p>
          </table:table-cell>
          <table:table-cell office:value-type="float" office:value="10.1387" calcext:value-type="float">
            <text:p>10.1387</text:p>
          </table:table-cell>
          <table:table-cell office:value-type="float" office:value="0.4221" calcext:value-type="float">
            <text:p>0.4221</text:p>
          </table:table-cell>
          <table:table-cell office:value-type="float" office:value="4.5796" calcext:value-type="float">
            <text:p>4.5796</text:p>
          </table:table-cell>
          <table:table-cell office:value-type="float" office:value="4.5802" calcext:value-type="float">
            <text:p>4.58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612300" calcext:value-type="float">
            <text:p>612,300</text:p>
          </table:table-cell>
        </table:table-row>
        <table:table-row table:style-name="ro1">
          <table:table-cell office:value-type="string" calcext:value-type="string">
            <text:p>s.u. 10</text:p>
          </table:table-cell>
          <table:table-cell office:value-type="string" calcext:value-type="string">
            <text:p>10-526</text:p>
          </table:table-cell>
          <table:table-cell office:value-type="float" office:value="4.27" calcext:value-type="float">
            <text:p>4.27</text:p>
          </table:table-cell>
          <table:table-cell office:value-type="float" office:value="12.656" calcext:value-type="float">
            <text:p>12.6560</text:p>
          </table:table-cell>
          <table:table-cell office:value-type="float" office:value="14.5387" calcext:value-type="float">
            <text:p>14.5387</text:p>
          </table:table-cell>
          <table:table-cell office:value-type="float" office:value="1.8827" calcext:value-type="float">
            <text:p>1.8827</text:p>
          </table:table-cell>
          <table:table-cell office:value-type="float" office:value="9.5931" calcext:value-type="float">
            <text:p>9.5931</text:p>
          </table:table-cell>
          <table:table-cell office:value-type="float" office:value="9.6938" calcext:value-type="float">
            <text:p>9.6938</text:p>
          </table:table-cell>
          <table:table-cell office:value-type="float" office:value="0.1007" calcext:value-type="float">
            <text:p>0.1007</text:p>
          </table:table-cell>
          <table:table-cell office:value-type="float" office:value="4.5785" calcext:value-type="float">
            <text:p>4.5785</text:p>
          </table:table-cell>
          <table:table-cell office:value-type="float" office:value="4.5795" calcext:value-type="float">
            <text:p>4.5795</text:p>
          </table:table-cell>
          <table:table-cell office:value-type="float" office:value="0.001" calcext:value-type="float">
            <text:p>0.0010</text:p>
          </table:table-cell>
          <table:table-cell office:value-type="float" office:value="835942" calcext:value-type="float">
            <text:p>835,942</text:p>
          </table:table-cell>
        </table:table-row>
        <table:table-row table:style-name="ro1">
          <table:table-cell/>
          <table:table-cell office:value-type="string" calcext:value-type="string">
            <text:p>10-527</text:p>
          </table:table-cell>
          <table:table-cell office:value-type="float" office:value="2.85" calcext:value-type="float">
            <text:p>2.85</text:p>
          </table:table-cell>
          <table:table-cell office:value-type="float" office:value="12.4659" calcext:value-type="float">
            <text:p>12.4659</text:p>
          </table:table-cell>
          <table:table-cell office:value-type="float" office:value="13.4832" calcext:value-type="float">
            <text:p>13.4832</text:p>
          </table:table-cell>
          <table:table-cell office:value-type="float" office:value="1.0173" calcext:value-type="float">
            <text:p>1.0173</text:p>
          </table:table-cell>
          <table:table-cell office:value-type="float" office:value="9.5784" calcext:value-type="float">
            <text:p>9.5784</text:p>
          </table:table-cell>
          <table:table-cell office:value-type="float" office:value="9.6755" calcext:value-type="float">
            <text:p>9.6755</text:p>
          </table:table-cell>
          <table:table-cell office:value-type="float" office:value="0.0971" calcext:value-type="float">
            <text:p>0.0971</text:p>
          </table:table-cell>
          <table:table-cell office:value-type="float" office:value="4.5971" calcext:value-type="float">
            <text:p>4.5971</text:p>
          </table:table-cell>
          <table:table-cell office:value-type="float" office:value="4.5989" calcext:value-type="float">
            <text:p>4.5989</text:p>
          </table:table-cell>
          <table:table-cell office:value-type="float" office:value="0.0018" calcext:value-type="float">
            <text:p>0.0018</text:p>
          </table:table-cell>
          <table:table-cell office:value-type="float" office:value="1825949" calcext:value-type="float">
            <text:p>1,825,949</text:p>
          </table:table-cell>
        </table:table-row>
        <table:table-row table:style-name="ro1">
          <table:table-cell/>
          <table:table-cell office:value-type="string" calcext:value-type="string">
            <text:p>10-528</text:p>
          </table:table-cell>
          <table:table-cell office:value-type="float" office:value="3.96" calcext:value-type="float">
            <text:p>3.96</text:p>
          </table:table-cell>
          <table:table-cell office:value-type="float" office:value="12.2097" calcext:value-type="float">
            <text:p>12.2097</text:p>
          </table:table-cell>
          <table:table-cell office:value-type="float" office:value="13.7047" calcext:value-type="float">
            <text:p>13.7047</text:p>
          </table:table-cell>
          <table:table-cell office:value-type="float" office:value="1.495" calcext:value-type="float">
            <text:p>1.4950</text:p>
          </table:table-cell>
          <table:table-cell office:value-type="float" office:value="9.8352" calcext:value-type="float">
            <text:p>9.8352</text:p>
          </table:table-cell>
          <table:table-cell office:value-type="float" office:value="9.9061" calcext:value-type="float">
            <text:p>9.9061</text:p>
          </table:table-cell>
          <table:table-cell office:value-type="float" office:value="0.0709" calcext:value-type="float">
            <text:p>0.0709</text:p>
          </table:table-cell>
          <table:table-cell office:value-type="float" office:value="4.5676" calcext:value-type="float">
            <text:p>4.5676</text:p>
          </table:table-cell>
          <table:table-cell office:value-type="float" office:value="4.5688" calcext:value-type="float">
            <text:p>4.5688</text:p>
          </table:table-cell>
          <table:table-cell office:value-type="float" office:value="0.0012" calcext:value-type="float">
            <text:p>0.0012</text:p>
          </table:table-cell>
          <table:table-cell office:value-type="float" office:value="1053992" calcext:value-type="float">
            <text:p>1,053,992</text:p>
          </table:table-cell>
        </table:table-row>
        <table:table-row table:style-name="ro1">
          <table:table-cell/>
          <table:table-cell office:value-type="string" calcext:value-type="string">
            <text:p>10-529</text:p>
          </table:table-cell>
          <table:table-cell office:value-type="float" office:value="3.93" calcext:value-type="float">
            <text:p>3.93</text:p>
          </table:table-cell>
          <table:table-cell office:value-type="float" office:value="12.364" calcext:value-type="float">
            <text:p>12.3640</text:p>
          </table:table-cell>
          <table:table-cell office:value-type="float" office:value="13.9785" calcext:value-type="float">
            <text:p>13.9785</text:p>
          </table:table-cell>
          <table:table-cell office:value-type="float" office:value="1.6145" calcext:value-type="float">
            <text:p>1.6145</text:p>
          </table:table-cell>
          <table:table-cell office:value-type="float" office:value="9.8003" calcext:value-type="float">
            <text:p>9.8003</text:p>
          </table:table-cell>
          <table:table-cell office:value-type="float" office:value="9.8543" calcext:value-type="float">
            <text:p>9.8543</text:p>
          </table:table-cell>
          <table:table-cell office:value-type="float" office:value="0.054" calcext:value-type="float">
            <text:p>0.0540</text:p>
          </table:table-cell>
          <table:table-cell office:value-type="float" office:value="4.5144" calcext:value-type="float">
            <text:p>4.5144</text:p>
          </table:table-cell>
          <table:table-cell office:value-type="float" office:value="4.516" calcext:value-type="float">
            <text:p>4.5160</text:p>
          </table:table-cell>
          <table:table-cell office:value-type="float" office:value="0.0016" calcext:value-type="float">
            <text:p>0.0016</text:p>
          </table:table-cell>
          <table:table-cell office:value-type="float" office:value="230031" calcext:value-type="float">
            <text:p>230,031</text:p>
          </table:table-cell>
        </table:table-row>
        <table:table-row table:style-name="ro1">
          <table:table-cell/>
          <table:table-cell office:value-type="string" calcext:value-type="string">
            <text:p>10-556</text:p>
          </table:table-cell>
          <table:table-cell office:value-type="float" office:value="4.27" calcext:value-type="float">
            <text:p>4.27</text:p>
          </table:table-cell>
          <table:table-cell office:value-type="float" office:value="12.429" calcext:value-type="float">
            <text:p>12.4290</text:p>
          </table:table-cell>
          <table:table-cell office:value-type="float" office:value="14.1907" calcext:value-type="float">
            <text:p>14.1907</text:p>
          </table:table-cell>
          <table:table-cell office:value-type="float" office:value="1.7617" calcext:value-type="float">
            <text:p>1.7617</text:p>
          </table:table-cell>
          <table:table-cell office:value-type="float" office:value="9.7112" calcext:value-type="float">
            <text:p>9.7112</text:p>
          </table:table-cell>
          <table:table-cell office:value-type="float" office:value="9.7727" calcext:value-type="float">
            <text:p>9.7727</text:p>
          </table:table-cell>
          <table:table-cell office:value-type="float" office:value="0.0615" calcext:value-type="float">
            <text:p>0.0615</text:p>
          </table:table-cell>
          <table:table-cell office:value-type="float" office:value="4.512" calcext:value-type="float">
            <text:p>4.5120</text:p>
          </table:table-cell>
          <table:table-cell office:value-type="float" office:value="4.5133" calcext:value-type="float">
            <text:p>4.5133</text:p>
          </table:table-cell>
          <table:table-cell office:value-type="float" office:value="0.0013" calcext:value-type="float">
            <text:p>0.0013</text:p>
          </table:table-cell>
          <table:table-cell office:value-type="float" office:value="524964" calcext:value-type="float">
            <text:p>524,964</text:p>
          </table:table-cell>
        </table:table-row>
        <table:table-row table:style-name="ro1">
          <table:table-cell/>
          <table:table-cell office:value-type="string" calcext:value-type="string">
            <text:p>10-557</text:p>
          </table:table-cell>
          <table:table-cell office:value-type="float" office:value="4.12" calcext:value-type="float">
            <text:p>4.12</text:p>
          </table:table-cell>
          <table:table-cell office:value-type="float" office:value="12.6124" calcext:value-type="float">
            <text:p>12.6124</text:p>
          </table:table-cell>
          <table:table-cell office:value-type="float" office:value="14.3434" calcext:value-type="float">
            <text:p>14.3434</text:p>
          </table:table-cell>
          <table:table-cell office:value-type="float" office:value="1.731" calcext:value-type="float">
            <text:p>1.7310</text:p>
          </table:table-cell>
          <table:table-cell office:value-type="float" office:value="9.6231" calcext:value-type="float">
            <text:p>9.6231</text:p>
          </table:table-cell>
          <table:table-cell office:value-type="float" office:value="9.7715" calcext:value-type="float">
            <text:p>9.7715</text:p>
          </table:table-cell>
          <table:table-cell office:value-type="float" office:value="0.1484" calcext:value-type="float">
            <text:p>0.1484</text:p>
          </table:table-cell>
          <table:table-cell office:value-type="float" office:value="4.5823" calcext:value-type="float">
            <text:p>4.5823</text:p>
          </table:table-cell>
          <table:table-cell office:value-type="float" office:value="4.5832" calcext:value-type="float">
            <text:p>4.5832</text:p>
          </table:table-cell>
          <table:table-cell office:value-type="float" office:value="0.0009" calcext:value-type="float">
            <text:p>0.0009</text:p>
          </table:table-cell>
          <table:table-cell office:value-type="float" office:value="3626047" calcext:value-type="float">
            <text:p>3,626,047</text:p>
          </table:table-cell>
        </table:table-row>
        <table:table-row table:style-name="ro1">
          <table:table-cell/>
          <table:table-cell office:value-type="string" calcext:value-type="string">
            <text:p>10-558</text:p>
          </table:table-cell>
          <table:table-cell office:value-type="float" office:value="4.37" calcext:value-type="float">
            <text:p>4.37</text:p>
          </table:table-cell>
          <table:table-cell office:value-type="float" office:value="12.4394" calcext:value-type="float">
            <text:p>12.4394</text:p>
          </table:table-cell>
          <table:table-cell office:value-type="float" office:value="14.2208" calcext:value-type="float">
            <text:p>14.2208</text:p>
          </table:table-cell>
          <table:table-cell office:value-type="float" office:value="1.7814" calcext:value-type="float">
            <text:p>1.7814</text:p>
          </table:table-cell>
          <table:table-cell office:value-type="float" office:value="9.5995" calcext:value-type="float">
            <text:p>9.5995</text:p>
          </table:table-cell>
          <table:table-cell office:value-type="float" office:value="9.6409" calcext:value-type="float">
            <text:p>9.6409</text:p>
          </table:table-cell>
          <table:table-cell office:value-type="float" office:value="0.0414" calcext:value-type="float">
            <text:p>0.0414</text:p>
          </table:table-cell>
          <table:table-cell office:value-type="float" office:value="4.5714" calcext:value-type="float">
            <text:p>4.5714</text:p>
          </table:table-cell>
          <table:table-cell office:value-type="float" office:value="4.5736" calcext:value-type="float">
            <text:p>4.5736</text:p>
          </table:table-cell>
          <table:table-cell office:value-type="float" office:value="0.0022" calcext:value-type="float">
            <text:p>0.0022</text:p>
          </table:table-cell>
          <table:table-cell office:value-type="float" office:value="503720" calcext:value-type="float">
            <text:p>503,720</text:p>
          </table:table-cell>
        </table:table-row>
        <table:table-row table:style-name="ro1">
          <table:table-cell/>
          <table:table-cell office:value-type="string" calcext:value-type="string">
            <text:p>10-559</text:p>
          </table:table-cell>
          <table:table-cell office:value-type="float" office:value="4.11" calcext:value-type="float">
            <text:p>4.11</text:p>
          </table:table-cell>
          <table:table-cell office:value-type="float" office:value="12.4024" calcext:value-type="float">
            <text:p>12.4024</text:p>
          </table:table-cell>
          <table:table-cell office:value-type="float" office:value="14.1397" calcext:value-type="float">
            <text:p>14.1397</text:p>
          </table:table-cell>
          <table:table-cell office:value-type="float" office:value="1.7373" calcext:value-type="float">
            <text:p>1.7373</text:p>
          </table:table-cell>
          <table:table-cell office:value-type="float" office:value="9.648" calcext:value-type="float">
            <text:p>9.6480</text:p>
          </table:table-cell>
          <table:table-cell office:value-type="float" office:value="9.6738" calcext:value-type="float">
            <text:p>9.6738</text:p>
          </table:table-cell>
          <table:table-cell office:value-type="float" office:value="0.0258" calcext:value-type="float">
            <text:p>0.0258</text:p>
          </table:table-cell>
          <table:table-cell office:value-type="float" office:value="4.568" calcext:value-type="float">
            <text:p>4.5680</text:p>
          </table:table-cell>
          <table:table-cell office:value-type="float" office:value="4.5702" calcext:value-type="float">
            <text:p>4.5702</text:p>
          </table:table-cell>
          <table:table-cell office:value-type="float" office:value="0.0022" calcext:value-type="float">
            <text:p>0.0022</text:p>
          </table:table-cell>
          <table:table-cell office:value-type="float" office:value="217682" calcext:value-type="float">
            <text:p>217,682</text:p>
          </table:table-cell>
        </table:table-row>
        <table:table-row table:style-name="ro1">
          <table:table-cell office:value-type="string" calcext:value-type="string">
            <text:p>s.u. 20</text:p>
          </table:table-cell>
          <table:table-cell office:value-type="string" calcext:value-type="string">
            <text:p>20-496</text:p>
          </table:table-cell>
          <table:table-cell office:value-type="float" office:value="4.07" calcext:value-type="float">
            <text:p>4.07</text:p>
          </table:table-cell>
          <table:table-cell office:value-type="float" office:value="12.4253" calcext:value-type="float">
            <text:p>12.4253</text:p>
          </table:table-cell>
          <table:table-cell office:value-type="float" office:value="14.2203" calcext:value-type="float">
            <text:p>14.2203</text:p>
          </table:table-cell>
          <table:table-cell office:value-type="float" office:value="1.795" calcext:value-type="float">
            <text:p>1.7950</text:p>
          </table:table-cell>
          <table:table-cell office:value-type="float" office:value="9.674" calcext:value-type="float">
            <text:p>9.6740</text:p>
          </table:table-cell>
          <table:table-cell office:value-type="float" office:value="9.8566" calcext:value-type="float">
            <text:p>9.8566</text:p>
          </table:table-cell>
          <table:table-cell office:value-type="float" office:value="0.1826" calcext:value-type="float">
            <text:p>0.1826</text:p>
          </table:table-cell>
          <table:table-cell office:value-type="float" office:value="4.559" calcext:value-type="float">
            <text:p>4.5590</text:p>
          </table:table-cell>
          <table:table-cell office:value-type="float" office:value="4.5603" calcext:value-type="float">
            <text:p>4.5603</text:p>
          </table:table-cell>
          <table:table-cell office:value-type="float" office:value="0.0013" calcext:value-type="float">
            <text:p>0.0013</text:p>
          </table:table-cell>
          <table:table-cell office:value-type="float" office:value="1656244" calcext:value-type="float">
            <text:p>1,656,244</text:p>
          </table:table-cell>
        </table:table-row>
        <table:table-row table:style-name="ro1">
          <table:table-cell/>
          <table:table-cell office:value-type="string" calcext:value-type="string">
            <text:p>20-526</text:p>
          </table:table-cell>
          <table:table-cell office:value-type="float" office:value="4.09" calcext:value-type="float">
            <text:p>4.09</text:p>
          </table:table-cell>
          <table:table-cell office:value-type="float" office:value="12.6472" calcext:value-type="float">
            <text:p>12.6472</text:p>
          </table:table-cell>
          <table:table-cell office:value-type="float" office:value="14.5729" calcext:value-type="float">
            <text:p>14.5729</text:p>
          </table:table-cell>
          <table:table-cell office:value-type="float" office:value="1.9257" calcext:value-type="float">
            <text:p>1.9257</text:p>
          </table:table-cell>
          <table:table-cell office:value-type="float" office:value="9.5972" calcext:value-type="float">
            <text:p>9.5972</text:p>
          </table:table-cell>
          <table:table-cell office:value-type="float" office:value="9.866" calcext:value-type="float">
            <text:p>9.8660</text:p>
          </table:table-cell>
          <table:table-cell office:value-type="float" office:value="0.2688" calcext:value-type="float">
            <text:p>0.2688</text:p>
          </table:table-cell>
          <table:table-cell office:value-type="float" office:value="4.5487" calcext:value-type="float">
            <text:p>4.5487</text:p>
          </table:table-cell>
          <table:table-cell office:value-type="float" office:value="4.5496" calcext:value-type="float">
            <text:p>4.5496</text:p>
          </table:table-cell>
          <table:table-cell office:value-type="float" office:value="0.0009" calcext:value-type="float">
            <text:p>0.0009</text:p>
          </table:table-cell>
          <table:table-cell office:value-type="float" office:value="4136296" calcext:value-type="float">
            <text:p>4,136,296</text:p>
          </table:table-cell>
        </table:table-row>
        <table:table-row table:style-name="ro1">
          <table:table-cell/>
          <table:table-cell office:value-type="string" calcext:value-type="string">
            <text:p>20-527</text:p>
          </table:table-cell>
          <table:table-cell office:value-type="float" office:value="4.13" calcext:value-type="float">
            <text:p>4.13</text:p>
          </table:table-cell>
          <table:table-cell office:value-type="float" office:value="12.4501" calcext:value-type="float">
            <text:p>12.4501</text:p>
          </table:table-cell>
          <table:table-cell office:value-type="float" office:value="14.7176" calcext:value-type="float">
            <text:p>14.7176</text:p>
          </table:table-cell>
          <table:table-cell office:value-type="float" office:value="2.2675" calcext:value-type="float">
            <text:p>2.2675</text:p>
          </table:table-cell>
          <table:table-cell office:value-type="float" office:value="9.6015" calcext:value-type="float">
            <text:p>9.6015</text:p>
          </table:table-cell>
          <table:table-cell office:value-type="float" office:value="9.9284" calcext:value-type="float">
            <text:p>9.9284</text:p>
          </table:table-cell>
          <table:table-cell office:value-type="float" office:value="0.3269" calcext:value-type="float">
            <text:p>0.3269</text:p>
          </table:table-cell>
          <table:table-cell office:value-type="float" office:value="4.5328" calcext:value-type="float">
            <text:p>4.5328</text:p>
          </table:table-cell>
          <table:table-cell office:value-type="float" office:value="4.5348" calcext:value-type="float">
            <text:p>4.5348</text:p>
          </table:table-cell>
          <table:table-cell office:value-type="float" office:value="0.002" calcext:value-type="float">
            <text:p>0.0020</text:p>
          </table:table-cell>
          <table:table-cell office:value-type="float" office:value="1652521" calcext:value-type="float">
            <text:p>1,652,521</text:p>
          </table:table-cell>
        </table:table-row>
        <table:table-row table:style-name="ro1">
          <table:table-cell/>
          <table:table-cell office:value-type="string" calcext:value-type="string">
            <text:p>20-528</text:p>
          </table:table-cell>
          <table:table-cell office:value-type="float" office:value="4.18" calcext:value-type="float">
            <text:p>4.18</text:p>
          </table:table-cell>
          <table:table-cell office:value-type="float" office:value="12.3827" calcext:value-type="float">
            <text:p>12.3827</text:p>
          </table:table-cell>
          <table:table-cell office:value-type="float" office:value="14.1544" calcext:value-type="float">
            <text:p>14.1544</text:p>
          </table:table-cell>
          <table:table-cell office:value-type="float" office:value="1.7717" calcext:value-type="float">
            <text:p>1.7717</text:p>
          </table:table-cell>
          <table:table-cell office:value-type="float" office:value="9.6357" calcext:value-type="float">
            <text:p>9.6357</text:p>
          </table:table-cell>
          <table:table-cell office:value-type="float" office:value="9.8349" calcext:value-type="float">
            <text:p>9.8349</text:p>
          </table:table-cell>
          <table:table-cell office:value-type="float" office:value="0.1992" calcext:value-type="float">
            <text:p>0.1992</text:p>
          </table:table-cell>
          <table:table-cell office:value-type="float" office:value="4.5158" calcext:value-type="float">
            <text:p>4.5158</text:p>
          </table:table-cell>
          <table:table-cell office:value-type="float" office:value="4.5172" calcext:value-type="float">
            <text:p>4.5172</text:p>
          </table:table-cell>
          <table:table-cell office:value-type="float" office:value="0.0014" calcext:value-type="float">
            <text:p>0.0014</text:p>
          </table:table-cell>
          <table:table-cell office:value-type="float" office:value="1766473" calcext:value-type="float">
            <text:p>1,766,473</text:p>
          </table:table-cell>
        </table:table-row>
        <table:table-row table:style-name="ro1">
          <table:table-cell/>
          <table:table-cell office:value-type="string" calcext:value-type="string">
            <text:p>20-529</text:p>
          </table:table-cell>
          <table:table-cell office:value-type="float" office:value="4.06" calcext:value-type="float">
            <text:p>4.06</text:p>
          </table:table-cell>
          <table:table-cell office:value-type="float" office:value="12.5522" calcext:value-type="float">
            <text:p>12.5522</text:p>
          </table:table-cell>
          <table:table-cell office:value-type="float" office:value="13.8565" calcext:value-type="float">
            <text:p>13.8565</text:p>
          </table:table-cell>
          <table:table-cell office:value-type="float" office:value="1.3043" calcext:value-type="float">
            <text:p>1.3043</text:p>
          </table:table-cell>
          <table:table-cell office:value-type="float" office:value="9.5719" calcext:value-type="float">
            <text:p>9.5719</text:p>
          </table:table-cell>
          <table:table-cell office:value-type="float" office:value="9.7206" calcext:value-type="float">
            <text:p>9.7206</text:p>
          </table:table-cell>
          <table:table-cell office:value-type="float" office:value="0.1487" calcext:value-type="float">
            <text:p>0.1487</text:p>
          </table:table-cell>
          <table:table-cell office:value-type="float" office:value="4.4986" calcext:value-type="float">
            <text:p>4.4986</text:p>
          </table:table-cell>
          <table:table-cell office:value-type="float" office:value="4.4998" calcext:value-type="float">
            <text:p>4.4998</text:p>
          </table:table-cell>
          <table:table-cell office:value-type="float" office:value="0.0012" calcext:value-type="float">
            <text:p>0.0012</text:p>
          </table:table-cell>
          <table:table-cell office:value-type="float" office:value="2693483" calcext:value-type="float">
            <text:p>2,693,483</text:p>
          </table:table-cell>
        </table:table-row>
        <table:table-row table:style-name="ro1">
          <table:table-cell/>
          <table:table-cell office:value-type="string" calcext:value-type="string">
            <text:p>20-556</text:p>
          </table:table-cell>
          <table:table-cell office:value-type="float" office:value="4.22" calcext:value-type="float">
            <text:p>4.22</text:p>
          </table:table-cell>
          <table:table-cell office:value-type="float" office:value="12.3828" calcext:value-type="float">
            <text:p>12.3828</text:p>
          </table:table-cell>
          <table:table-cell office:value-type="float" office:value="14.5166" calcext:value-type="float">
            <text:p>14.5166</text:p>
          </table:table-cell>
          <table:table-cell office:value-type="float" office:value="2.1338" calcext:value-type="float">
            <text:p>2.1338</text:p>
          </table:table-cell>
          <table:table-cell office:value-type="float" office:value="9.663" calcext:value-type="float">
            <text:p>9.6630</text:p>
          </table:table-cell>
          <table:table-cell office:value-type="float" office:value="9.933" calcext:value-type="float">
            <text:p>9.9330</text:p>
          </table:table-cell>
          <table:table-cell office:value-type="float" office:value="0.27" calcext:value-type="float">
            <text:p>0.2700</text:p>
          </table:table-cell>
          <table:table-cell office:value-type="float" office:value="4.5116" calcext:value-type="float">
            <text:p>4.5116</text:p>
          </table:table-cell>
          <table:table-cell office:value-type="float" office:value="4.5132" calcext:value-type="float">
            <text:p>4.5132</text:p>
          </table:table-cell>
          <table:table-cell office:value-type="float" office:value="0.0016" calcext:value-type="float">
            <text:p>0.0016</text:p>
          </table:table-cell>
          <table:table-cell office:value-type="float" office:value="1111977" calcext:value-type="float">
            <text:p>1,111,977</text:p>
          </table:table-cell>
        </table:table-row>
        <table:table-row table:style-name="ro1">
          <table:table-cell/>
          <table:table-cell office:value-type="string" calcext:value-type="string">
            <text:p>20-557</text:p>
          </table:table-cell>
          <table:table-cell office:value-type="float" office:value="4.01" calcext:value-type="float">
            <text:p>4.01</text:p>
          </table:table-cell>
          <table:table-cell office:value-type="float" office:value="12.3492" calcext:value-type="float">
            <text:p>12.3492</text:p>
          </table:table-cell>
          <table:table-cell office:value-type="float" office:value="14.2497" calcext:value-type="float">
            <text:p>14.2497</text:p>
          </table:table-cell>
          <table:table-cell office:value-type="float" office:value="1.9005" calcext:value-type="float">
            <text:p>1.9005</text:p>
          </table:table-cell>
          <table:table-cell office:value-type="float" office:value="9.5896" calcext:value-type="float">
            <text:p>9.5896</text:p>
          </table:table-cell>
          <table:table-cell office:value-type="float" office:value="9.8355" calcext:value-type="float">
            <text:p>9.8355</text:p>
          </table:table-cell>
          <table:table-cell office:value-type="float" office:value="0.2459" calcext:value-type="float">
            <text:p>0.2459</text:p>
          </table:table-cell>
          <table:table-cell office:value-type="float" office:value="4.5018" calcext:value-type="float">
            <text:p>4.5018</text:p>
          </table:table-cell>
          <table:table-cell office:value-type="float" office:value="4.503" calcext:value-type="float">
            <text:p>4.5030</text:p>
          </table:table-cell>
          <table:table-cell office:value-type="float" office:value="0.0012" calcext:value-type="float">
            <text:p>0.0012</text:p>
          </table:table-cell>
          <table:table-cell office:value-type="float" office:value="2093786" calcext:value-type="float">
            <text:p>2,093,786</text:p>
          </table:table-cell>
        </table:table-row>
        <table:table-row table:style-name="ro1">
          <table:table-cell/>
          <table:table-cell office:value-type="string" calcext:value-type="string">
            <text:p>20-558</text:p>
          </table:table-cell>
          <table:table-cell office:value-type="float" office:value="4.18" calcext:value-type="float">
            <text:p>4.18</text:p>
          </table:table-cell>
          <table:table-cell office:value-type="float" office:value="12.4746" calcext:value-type="float">
            <text:p>12.4746</text:p>
          </table:table-cell>
          <table:table-cell office:value-type="float" office:value="14.2633" calcext:value-type="float">
            <text:p>14.2633</text:p>
          </table:table-cell>
          <table:table-cell office:value-type="float" office:value="1.7887" calcext:value-type="float">
            <text:p>1.7887</text:p>
          </table:table-cell>
          <table:table-cell office:value-type="float" office:value="9.609" calcext:value-type="float">
            <text:p>9.6090</text:p>
          </table:table-cell>
          <table:table-cell office:value-type="float" office:value="9.7592" calcext:value-type="float">
            <text:p>9.7592</text:p>
          </table:table-cell>
          <table:table-cell office:value-type="float" office:value="0.1502" calcext:value-type="float">
            <text:p>0.1502</text:p>
          </table:table-cell>
          <table:table-cell office:value-type="float" office:value="4.6003" calcext:value-type="float">
            <text:p>4.6003</text:p>
          </table:table-cell>
          <table:table-cell office:value-type="float" office:value="4.6016" calcext:value-type="float">
            <text:p>4.6016</text:p>
          </table:table-cell>
          <table:table-cell office:value-type="float" office:value="0.0013" calcext:value-type="float">
            <text:p>0.0013</text:p>
          </table:table-cell>
          <table:table-cell office:value-type="float" office:value="571398" calcext:value-type="float">
            <text:p>571,398</text:p>
          </table:table-cell>
        </table:table-row>
        <table:table-row table:style-name="ro1">
          <table:table-cell/>
          <table:table-cell office:value-type="string" calcext:value-type="string">
            <text:p>20-559</text:p>
          </table:table-cell>
          <table:table-cell office:value-type="float" office:value="3.62" calcext:value-type="float">
            <text:p>3.62</text:p>
          </table:table-cell>
          <table:table-cell office:value-type="float" office:value="12.6514" calcext:value-type="float">
            <text:p>12.6514</text:p>
          </table:table-cell>
          <table:table-cell office:value-type="float" office:value="14.4456" calcext:value-type="float">
            <text:p>14.4456</text:p>
          </table:table-cell>
          <table:table-cell office:value-type="float" office:value="1.7942" calcext:value-type="float">
            <text:p>1.7942</text:p>
          </table:table-cell>
          <table:table-cell office:value-type="float" office:value="9.6914" calcext:value-type="float">
            <text:p>9.6914</text:p>
          </table:table-cell>
          <table:table-cell office:value-type="float" office:value="9.8212" calcext:value-type="float">
            <text:p>9.8212</text:p>
          </table:table-cell>
          <table:table-cell office:value-type="float" office:value="0.1298" calcext:value-type="float">
            <text:p>0.1298</text:p>
          </table:table-cell>
          <table:table-cell office:value-type="float" office:value="4.5878" calcext:value-type="float">
            <text:p>4.5878</text:p>
          </table:table-cell>
          <table:table-cell office:value-type="float" office:value="4.5897" calcext:value-type="float">
            <text:p>4.5897</text:p>
          </table:table-cell>
          <table:table-cell office:value-type="float" office:value="0.0019" calcext:value-type="float">
            <text:p>0.0019</text:p>
          </table:table-cell>
          <table:table-cell office:value-type="float" office:value="830310" calcext:value-type="float">
            <text:p>830,310</text:p>
          </table:table-cell>
        </table:table-row>
        <table:table-row table:style-name="ro1">
          <table:table-cell office:value-type="string" calcext:value-type="string">
            <text:p>s.u. 53</text:p>
          </table:table-cell>
          <table:table-cell office:value-type="string" calcext:value-type="string">
            <text:p>53-436-6</text:p>
          </table:table-cell>
          <table:table-cell office:value-type="float" office:value="4.23" calcext:value-type="float">
            <text:p>4.23</text:p>
          </table:table-cell>
          <table:table-cell office:value-type="float" office:value="12.2338" calcext:value-type="float">
            <text:p>12.2338</text:p>
          </table:table-cell>
          <table:table-cell office:value-type="float" office:value="13.2978" calcext:value-type="float">
            <text:p>13.2978</text:p>
          </table:table-cell>
          <table:table-cell office:value-type="float" office:value="1.064" calcext:value-type="float">
            <text:p>1.0640</text:p>
          </table:table-cell>
          <table:table-cell office:value-type="float" office:value="9.6608" calcext:value-type="float">
            <text:p>9.6608</text:p>
          </table:table-cell>
          <table:table-cell office:value-type="float" office:value="9.7744" calcext:value-type="float">
            <text:p>9.7744</text:p>
          </table:table-cell>
          <table:table-cell office:value-type="float" office:value="0.1136" calcext:value-type="float">
            <text:p>0.1136</text:p>
          </table:table-cell>
          <table:table-cell office:value-type="float" office:value="4.6083" calcext:value-type="float">
            <text:p>4.6083</text:p>
          </table:table-cell>
          <table:table-cell office:value-type="float" office:value="4.6098" calcext:value-type="float">
            <text:p>4.60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409321" calcext:value-type="float">
            <text:p>409,321</text:p>
          </table:table-cell>
        </table:table-row>
        <table:table-row table:style-name="ro1">
          <table:table-cell/>
          <table:table-cell office:value-type="string" calcext:value-type="string">
            <text:p>53-436-7</text:p>
          </table:table-cell>
          <table:table-cell office:value-type="float" office:value="4.11" calcext:value-type="float">
            <text:p>4.11</text:p>
          </table:table-cell>
          <table:table-cell office:value-type="float" office:value="12.5126" calcext:value-type="float">
            <text:p>12.5126</text:p>
          </table:table-cell>
          <table:table-cell office:value-type="float" office:value="14.5537" calcext:value-type="float">
            <text:p>14.5537</text:p>
          </table:table-cell>
          <table:table-cell office:value-type="float" office:value="2.0411" calcext:value-type="float">
            <text:p>2.0411</text:p>
          </table:table-cell>
          <table:table-cell office:value-type="float" office:value="9.6928" calcext:value-type="float">
            <text:p>9.6928</text:p>
          </table:table-cell>
          <table:table-cell office:value-type="float" office:value="9.7492" calcext:value-type="float">
            <text:p>9.7492</text:p>
          </table:table-cell>
          <table:table-cell office:value-type="float" office:value="0.0564" calcext:value-type="float">
            <text:p>0.0564</text:p>
          </table:table-cell>
          <table:table-cell office:value-type="float" office:value="4.5235" calcext:value-type="float">
            <text:p>4.5235</text:p>
          </table:table-cell>
          <table:table-cell office:value-type="float" office:value="4.5245" calcext:value-type="float">
            <text:p>4.5245</text:p>
          </table:table-cell>
          <table:table-cell office:value-type="float" office:value="0.001" calcext:value-type="float">
            <text:p>0.0010</text:p>
          </table:table-cell>
          <table:table-cell office:value-type="float" office:value="181594" calcext:value-type="float">
            <text:p>181,594</text:p>
          </table:table-cell>
        </table:table-row>
        <table:table-row table:style-name="ro1">
          <table:table-cell/>
          <table:table-cell office:value-type="string" calcext:value-type="string">
            <text:p>53-436-8</text:p>
          </table:table-cell>
          <table:table-cell office:value-type="float" office:value="4.06" calcext:value-type="float">
            <text:p>4.06</text:p>
          </table:table-cell>
          <table:table-cell office:value-type="float" office:value="12.6553" calcext:value-type="float">
            <text:p>12.6553</text:p>
          </table:table-cell>
          <table:table-cell office:value-type="float" office:value="13.6606" calcext:value-type="float">
            <text:p>13.6606</text:p>
          </table:table-cell>
          <table:table-cell office:value-type="float" office:value="1.0053" calcext:value-type="float">
            <text:p>1.0053</text:p>
          </table:table-cell>
          <table:table-cell office:value-type="float" office:value="9.6572" calcext:value-type="float">
            <text:p>9.6572</text:p>
          </table:table-cell>
          <table:table-cell office:value-type="float" office:value="9.7459" calcext:value-type="float">
            <text:p>9.7459</text:p>
          </table:table-cell>
          <table:table-cell office:value-type="float" office:value="0.0887" calcext:value-type="float">
            <text:p>0.0887</text:p>
          </table:table-cell>
          <table:table-cell office:value-type="float" office:value="4.8866" calcext:value-type="float">
            <text:p>4.8866</text:p>
          </table:table-cell>
          <table:table-cell office:value-type="float" office:value="4.8876" calcext:value-type="float">
            <text:p>4.8876</text:p>
          </table:table-cell>
          <table:table-cell office:value-type="float" office:value="0.001" calcext:value-type="float">
            <text:p>0.0010</text:p>
          </table:table-cell>
          <table:table-cell office:value-type="float" office:value="186091" calcext:value-type="float">
            <text:p>186,091</text:p>
          </table:table-cell>
        </table:table-row>
        <table:table-row table:style-name="ro1">
          <table:table-cell/>
          <table:table-cell office:value-type="string" calcext:value-type="string">
            <text:p>53-437</text:p>
          </table:table-cell>
          <table:table-cell office:value-type="float" office:value="4.17" calcext:value-type="float">
            <text:p>4.17</text:p>
          </table:table-cell>
          <table:table-cell office:value-type="float" office:value="12.4039" calcext:value-type="float">
            <text:p>12.4039</text:p>
          </table:table-cell>
          <table:table-cell office:value-type="float" office:value="14.0797" calcext:value-type="float">
            <text:p>14.0797</text:p>
          </table:table-cell>
          <table:table-cell office:value-type="float" office:value="1.6758" calcext:value-type="float">
            <text:p>1.6758</text:p>
          </table:table-cell>
          <table:table-cell office:value-type="float" office:value="9.7055" calcext:value-type="float">
            <text:p>9.7055</text:p>
          </table:table-cell>
          <table:table-cell office:value-type="float" office:value="9.7707" calcext:value-type="float">
            <text:p>9.7707</text:p>
          </table:table-cell>
          <table:table-cell office:value-type="float" office:value="0.0652" calcext:value-type="float">
            <text:p>0.0652</text:p>
          </table:table-cell>
          <table:table-cell office:value-type="float" office:value="4.5957" calcext:value-type="float">
            <text:p>4.5957</text:p>
          </table:table-cell>
          <table:table-cell office:value-type="float" office:value="4.5992" calcext:value-type="float">
            <text:p>4.5992</text:p>
          </table:table-cell>
          <table:table-cell office:value-type="float" office:value="0.0035" calcext:value-type="float">
            <text:p>0.0035</text:p>
          </table:table-cell>
          <table:table-cell office:value-type="float" office:value="158425" calcext:value-type="float">
            <text:p>158,425</text:p>
          </table:table-cell>
        </table:table-row>
        <table:table-row table:style-name="ro1">
          <table:table-cell/>
          <table:table-cell office:value-type="string" calcext:value-type="string">
            <text:p>53-438</text:p>
          </table:table-cell>
          <table:table-cell office:value-type="float" office:value="4" calcext:value-type="float">
            <text:p>4.00</text:p>
          </table:table-cell>
          <table:table-cell office:value-type="float" office:value="12.4282" calcext:value-type="float">
            <text:p>12.4282</text:p>
          </table:table-cell>
          <table:table-cell office:value-type="float" office:value="14.0748" calcext:value-type="float">
            <text:p>14.0748</text:p>
          </table:table-cell>
          <table:table-cell office:value-type="float" office:value="1.6466" calcext:value-type="float">
            <text:p>1.6466</text:p>
          </table:table-cell>
          <table:table-cell office:value-type="float" office:value="9.5756" calcext:value-type="float">
            <text:p>9.5756</text:p>
          </table:table-cell>
          <table:table-cell office:value-type="float" office:value="9.6816" calcext:value-type="float">
            <text:p>9.6816</text:p>
          </table:table-cell>
          <table:table-cell office:value-type="float" office:value="0.106" calcext:value-type="float">
            <text:p>0.1060</text:p>
          </table:table-cell>
          <table:table-cell office:value-type="float" office:value="4.5271" calcext:value-type="float">
            <text:p>4.5271</text:p>
          </table:table-cell>
          <table:table-cell office:value-type="float" office:value="4.5284" calcext:value-type="float">
            <text:p>4.5284</text:p>
          </table:table-cell>
          <table:table-cell office:value-type="float" office:value="0.0013" calcext:value-type="float">
            <text:p>0.0013</text:p>
          </table:table-cell>
          <table:table-cell office:value-type="float" office:value="252904" calcext:value-type="float">
            <text:p>252,904</text:p>
          </table:table-cell>
        </table:table-row>
        <table:table-row table:style-name="ro1">
          <table:table-cell/>
          <table:table-cell office:value-type="string" calcext:value-type="string">
            <text:p>53-467</text:p>
          </table:table-cell>
          <table:table-cell office:value-type="float" office:value="4.22" calcext:value-type="float">
            <text:p>4.22</text:p>
          </table:table-cell>
          <table:table-cell office:value-type="float" office:value="11.994" calcext:value-type="float">
            <text:p>11.9940</text:p>
          </table:table-cell>
          <table:table-cell office:value-type="float" office:value="13.5343" calcext:value-type="float">
            <text:p>13.5343</text:p>
          </table:table-cell>
          <table:table-cell office:value-type="float" office:value="1.5403" calcext:value-type="float">
            <text:p>1.5403</text:p>
          </table:table-cell>
          <table:table-cell office:value-type="float" office:value="9.6188" calcext:value-type="float">
            <text:p>9.6188</text:p>
          </table:table-cell>
          <table:table-cell office:value-type="float" office:value="9.8186" calcext:value-type="float">
            <text:p>9.8186</text:p>
          </table:table-cell>
          <table:table-cell office:value-type="float" office:value="0.1998" calcext:value-type="float">
            <text:p>0.1998</text:p>
          </table:table-cell>
          <table:table-cell office:value-type="float" office:value="4.5023" calcext:value-type="float">
            <text:p>4.5023</text:p>
          </table:table-cell>
          <table:table-cell office:value-type="float" office:value="4.5049" calcext:value-type="float">
            <text:p>4.5049</text:p>
          </table:table-cell>
          <table:table-cell office:value-type="float" office:value="0.0026" calcext:value-type="float">
            <text:p>0.0026</text:p>
          </table:table-cell>
          <table:table-cell office:value-type="float" office:value="1285496" calcext:value-type="float">
            <text:p>1,285,496</text:p>
          </table:table-cell>
        </table:table-row>
        <table:table-row table:style-name="ro1">
          <table:table-cell/>
          <table:table-cell office:value-type="string" calcext:value-type="string">
            <text:p>53-468</text:p>
          </table:table-cell>
          <table:table-cell office:value-type="float" office:value="4.15" calcext:value-type="float">
            <text:p>4.15</text:p>
          </table:table-cell>
          <table:table-cell office:value-type="float" office:value="12.4496" calcext:value-type="float">
            <text:p>12.4496</text:p>
          </table:table-cell>
          <table:table-cell office:value-type="float" office:value="14.0412" calcext:value-type="float">
            <text:p>14.0412</text:p>
          </table:table-cell>
          <table:table-cell office:value-type="float" office:value="1.5916" calcext:value-type="float">
            <text:p>1.5916</text:p>
          </table:table-cell>
          <table:table-cell office:value-type="float" office:value="9.6501" calcext:value-type="float">
            <text:p>9.6501</text:p>
          </table:table-cell>
          <table:table-cell office:value-type="float" office:value="9.7739" calcext:value-type="float">
            <text:p>9.7739</text:p>
          </table:table-cell>
          <table:table-cell office:value-type="float" office:value="0.1238" calcext:value-type="float">
            <text:p>0.1238</text:p>
          </table:table-cell>
          <table:table-cell office:value-type="float" office:value="4.5723" calcext:value-type="float">
            <text:p>4.5723</text:p>
          </table:table-cell>
          <table:table-cell office:value-type="float" office:value="4.5738" calcext:value-type="float">
            <text:p>4.5738</text:p>
          </table:table-cell>
          <table:table-cell office:value-type="float" office:value="0.0015" calcext:value-type="float">
            <text:p>0.0015</text:p>
          </table:table-cell>
          <table:table-cell office:value-type="float" office:value="29323" calcext:value-type="float">
            <text:p>29,323</text:p>
          </table:table-cell>
        </table:table-row>
        <table:table-row table:style-name="ro1">
          <table:table-cell/>
          <table:table-cell office:value-type="string" calcext:value-type="string">
            <text:p>53-469</text:p>
          </table:table-cell>
          <table:table-cell office:value-type="float" office:value="3.93" calcext:value-type="float">
            <text:p>3.93</text:p>
          </table:table-cell>
          <table:table-cell office:value-type="float" office:value="12.4285" calcext:value-type="float">
            <text:p>12.4285</text:p>
          </table:table-cell>
          <table:table-cell office:value-type="float" office:value="12.81" calcext:value-type="float">
            <text:p>12.8100</text:p>
          </table:table-cell>
          <table:table-cell office:value-type="float" office:value="0.3815" calcext:value-type="float">
            <text:p>0.3815</text:p>
          </table:table-cell>
          <table:table-cell office:value-type="float" office:value="9.6837" calcext:value-type="float">
            <text:p>9.6837</text:p>
          </table:table-cell>
          <table:table-cell office:value-type="float" office:value="9.739" calcext:value-type="float">
            <text:p>9.7390</text:p>
          </table:table-cell>
          <table:table-cell office:value-type="float" office:value="0.0553" calcext:value-type="float">
            <text:p>0.0553</text:p>
          </table:table-cell>
          <table:table-cell office:value-type="float" office:value="4.8717" calcext:value-type="float">
            <text:p>4.8717</text:p>
          </table:table-cell>
          <table:table-cell office:value-type="float" office:value="4.8734" calcext:value-type="float">
            <text:p>4.8734</text:p>
          </table:table-cell>
          <table:table-cell office:value-type="float" office:value="0.0017" calcext:value-type="float">
            <text:p>0.0017</text:p>
          </table:table-cell>
          <table:table-cell office:value-type="float" office:value="94218" calcext:value-type="float">
            <text:p>94,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£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9" loext:min-decimal-places="9" number:min-integer-digits="1" number:grouping="true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4-24T17:30:02.673873237</dc:date>
    <meta:editing-duration>PT2M50S</meta:editing-duration>
    <meta:editing-cycles>1</meta:editing-cycles>
    <meta:document-statistic meta:table-count="2" meta:cell-count="1062" meta:object-count="0"/>
    <meta:generator>LibreOffice/6.4.2.2$MacOSX_X86_64 LibreOffice_project/4e471d8c02c9c90f512f7f9ead8875b57fcb1ec3</meta:generator>
  </office:meta>
</office:document-meta>
</file>